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Joint 1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MeanX+</text:p>
          </table:table-cell>
          <table:table-cell office:value-type="string">
            <text:p>STDX+</text:p>
          </table:table-cell>
          <table:table-cell office:value-type="string">
            <text:p>MeanY+</text:p>
          </table:table-cell>
          <table:table-cell office:value-type="string">
            <text:p>STDY+</text:p>
          </table:table-cell>
          <table:table-cell office:value-type="string">
            <text:p>MeanZ+</text:p>
          </table:table-cell>
          <table:table-cell office:value-type="string">
            <text:p>STDZ+</text:p>
          </table:table-cell>
          <table:table-cell office:value-type="string">
            <text:p>MeanX-</text:p>
          </table:table-cell>
          <table:table-cell office:value-type="string">
            <text:p>STDX-</text:p>
          </table:table-cell>
          <table:table-cell office:value-type="string">
            <text:p>MeanY-</text:p>
          </table:table-cell>
          <table:table-cell office:value-type="string">
            <text:p>STDY-</text:p>
          </table:table-cell>
          <table:table-cell office:value-type="string">
            <text:p>MeanZ-</text:p>
          </table:table-cell>
          <table:table-cell office:value-type="string">
            <text:p>STDZ-</text:p>
          </table:table-cell>
        </table:table-row>
        <table:table-row table:style-name="ro1">
          <table:table-cell office:value-type="float" office:value="-0.14587">
            <text:p>-0.14587</text:p>
          </table:table-cell>
          <table:table-cell office:value-type="string">
            <text:p>1.77e-05</text:p>
          </table:table-cell>
          <table:table-cell office:value-type="float" office:value="0.02096">
            <text:p>0.02096</text:p>
          </table:table-cell>
          <table:table-cell office:value-type="string">
            <text:p>1.5894e-05</text:p>
          </table:table-cell>
          <table:table-cell office:value-type="float" office:value="-0.65607">
            <text:p>-0.65607</text:p>
          </table:table-cell>
          <table:table-cell office:value-type="string">
            <text:p>1.1438e-05</text:p>
          </table:table-cell>
          <table:table-cell office:value-type="float" office:value="-0.14625">
            <text:p>-0.14625</text:p>
          </table:table-cell>
          <table:table-cell office:value-type="string">
            <text:p>5.3828e-06</text:p>
          </table:table-cell>
          <table:table-cell office:value-type="float" office:value="0.020053">
            <text:p>0.020053</text:p>
          </table:table-cell>
          <table:table-cell office:value-type="string">
            <text:p>5.1779e-06</text:p>
          </table:table-cell>
          <table:table-cell office:value-type="float" office:value="-0.65667">
            <text:p>-0.65667</text:p>
          </table:table-cell>
          <table:table-cell office:value-type="string">
            <text:p>8.9954e-06</text:p>
          </table:table-cell>
        </table:table-row>
        <table:table-row table:style-name="ro1">
          <table:table-cell office:value-type="float" office:value="-0.14585">
            <text:p>-0.14585</text:p>
          </table:table-cell>
          <table:table-cell office:value-type="string">
            <text:p>2.4611e-05</text:p>
          </table:table-cell>
          <table:table-cell office:value-type="float" office:value="0.021005">
            <text:p>0.021005</text:p>
          </table:table-cell>
          <table:table-cell office:value-type="string">
            <text:p>1.1552e-05</text:p>
          </table:table-cell>
          <table:table-cell office:value-type="float" office:value="-0.65604">
            <text:p>-0.65604</text:p>
          </table:table-cell>
          <table:table-cell office:value-type="string">
            <text:p>1.1984e-05</text:p>
          </table:table-cell>
          <table:table-cell office:value-type="float" office:value="-0.14627">
            <text:p>-0.14627</text:p>
          </table:table-cell>
          <table:table-cell office:value-type="string">
            <text:p>5.3261e-06</text:p>
          </table:table-cell>
          <table:table-cell office:value-type="float" office:value="0.02003">
            <text:p>0.02003</text:p>
          </table:table-cell>
          <table:table-cell office:value-type="string">
            <text:p>4.2288e-06</text:p>
          </table:table-cell>
          <table:table-cell office:value-type="float" office:value="-0.6567">
            <text:p>-0.6567</text:p>
          </table:table-cell>
          <table:table-cell office:value-type="string">
            <text:p>1.0559e-05</text:p>
          </table:table-cell>
        </table:table-row>
        <table:table-row table:style-name="ro1">
          <table:table-cell office:value-type="float" office:value="-0.14582">
            <text:p>-0.14582</text:p>
          </table:table-cell>
          <table:table-cell office:value-type="string">
            <text:p>5.6075e-05</text:p>
          </table:table-cell>
          <table:table-cell office:value-type="float" office:value="0.0211">
            <text:p>0.0211</text:p>
          </table:table-cell>
          <table:table-cell office:value-type="string">
            <text:p>2.1681e-05</text:p>
          </table:table-cell>
          <table:table-cell office:value-type="float" office:value="-0.656">
            <text:p>-0.656</text:p>
          </table:table-cell>
          <table:table-cell office:value-type="string">
            <text:p>1.3097e-05</text:p>
          </table:table-cell>
          <table:table-cell office:value-type="float" office:value="-0.14627">
            <text:p>-0.14627</text:p>
          </table:table-cell>
          <table:table-cell office:value-type="string">
            <text:p>1.3992e-05</text:p>
          </table:table-cell>
          <table:table-cell office:value-type="float" office:value="0.020006">
            <text:p>0.020006</text:p>
          </table:table-cell>
          <table:table-cell office:value-type="string">
            <text:p>9.2082e-06</text:p>
          </table:table-cell>
          <table:table-cell office:value-type="float" office:value="-0.65671">
            <text:p>-0.65671</text:p>
          </table:table-cell>
          <table:table-cell office:value-type="string">
            <text:p>9.7829e-06</text:p>
          </table:table-cell>
        </table:table-row>
        <table:table-row table:style-name="ro1">
          <table:table-cell office:value-type="float" office:value="-0.14582">
            <text:p>-0.14582</text:p>
          </table:table-cell>
          <table:table-cell office:value-type="string">
            <text:p>2.3352e-05</text:p>
          </table:table-cell>
          <table:table-cell office:value-type="float" office:value="0.021087">
            <text:p>0.021087</text:p>
          </table:table-cell>
          <table:table-cell office:value-type="string">
            <text:p>8.1803e-06</text:p>
          </table:table-cell>
          <table:table-cell office:value-type="float" office:value="-0.656">
            <text:p>-0.656</text:p>
          </table:table-cell>
          <table:table-cell office:value-type="string">
            <text:p>1.1954e-05</text:p>
          </table:table-cell>
          <table:table-cell office:value-type="float" office:value="-0.14628">
            <text:p>-0.14628</text:p>
          </table:table-cell>
          <table:table-cell office:value-type="string">
            <text:p>7.8493e-06</text:p>
          </table:table-cell>
          <table:table-cell office:value-type="float" office:value="0.019981">
            <text:p>0.019981</text:p>
          </table:table-cell>
          <table:table-cell office:value-type="string">
            <text:p>6.5271e-06</text:p>
          </table:table-cell>
          <table:table-cell office:value-type="float" office:value="-0.65672">
            <text:p>-0.65672</text:p>
          </table:table-cell>
          <table:table-cell office:value-type="string">
            <text:p>1.1507e-05</text:p>
          </table:table-cell>
        </table:table-row>
        <table:table-row table:style-name="ro1">
          <table:table-cell office:value-type="float" office:value="-0.14581">
            <text:p>-0.14581</text:p>
          </table:table-cell>
          <table:table-cell office:value-type="string">
            <text:p>5.7032e-06</text:p>
          </table:table-cell>
          <table:table-cell office:value-type="float" office:value="0.021118">
            <text:p>0.021118</text:p>
          </table:table-cell>
          <table:table-cell office:value-type="string">
            <text:p>4.9651e-06</text:p>
          </table:table-cell>
          <table:table-cell office:value-type="float" office:value="-0.65598">
            <text:p>-0.65598</text:p>
          </table:table-cell>
          <table:table-cell office:value-type="string">
            <text:p>1.0652e-05</text:p>
          </table:table-cell>
          <table:table-cell office:value-type="float" office:value="-0.14628">
            <text:p>-0.14628</text:p>
          </table:table-cell>
          <table:table-cell office:value-type="string">
            <text:p>5.5852e-06</text:p>
          </table:table-cell>
          <table:table-cell office:value-type="float" office:value="0.01998">
            <text:p>0.01998</text:p>
          </table:table-cell>
          <table:table-cell office:value-type="string">
            <text:p>6.8059e-06</text:p>
          </table:table-cell>
          <table:table-cell office:value-type="float" office:value="-0.65672">
            <text:p>-0.65672</text:p>
          </table:table-cell>
          <table:table-cell office:value-type="string">
            <text:p>9.3869e-06</text:p>
          </table:table-cell>
        </table:table-row>
        <table:table-row table:style-name="ro1">
          <table:table-cell office:value-type="float" office:value="-0.14581">
            <text:p>-0.14581</text:p>
          </table:table-cell>
          <table:table-cell office:value-type="string">
            <text:p>5.8447e-06</text:p>
          </table:table-cell>
          <table:table-cell office:value-type="float" office:value="0.021092">
            <text:p>0.021092</text:p>
          </table:table-cell>
          <table:table-cell office:value-type="string">
            <text:p>6.1079e-06</text:p>
          </table:table-cell>
          <table:table-cell office:value-type="float" office:value="-0.65599">
            <text:p>-0.65599</text:p>
          </table:table-cell>
          <table:table-cell office:value-type="string">
            <text:p>1.0432e-05</text:p>
          </table:table-cell>
          <table:table-cell office:value-type="float" office:value="-0.14628">
            <text:p>-0.14628</text:p>
          </table:table-cell>
          <table:table-cell office:value-type="string">
            <text:p>7.5979e-06</text:p>
          </table:table-cell>
          <table:table-cell office:value-type="float" office:value="0.019989">
            <text:p>0.019989</text:p>
          </table:table-cell>
          <table:table-cell office:value-type="string">
            <text:p>6.2737e-06</text:p>
          </table:table-cell>
          <table:table-cell office:value-type="float" office:value="-0.65672">
            <text:p>-0.65672</text:p>
          </table:table-cell>
          <table:table-cell office:value-type="string">
            <text:p>1.0652e-05</text:p>
          </table:table-cell>
        </table:table-row>
        <table:table-row table:style-name="ro1">
          <table:table-cell office:value-type="float" office:value="-0.14579">
            <text:p>-0.14579</text:p>
          </table:table-cell>
          <table:table-cell office:value-type="string">
            <text:p>6.4238e-06</text:p>
          </table:table-cell>
          <table:table-cell office:value-type="float" office:value="0.021164">
            <text:p>0.021164</text:p>
          </table:table-cell>
          <table:table-cell office:value-type="string">
            <text:p>5.1798e-06</text:p>
          </table:table-cell>
          <table:table-cell office:value-type="float" office:value="-0.65596">
            <text:p>-0.65596</text:p>
          </table:table-cell>
          <table:table-cell office:value-type="string">
            <text:p>1.3951e-05</text:p>
          </table:table-cell>
          <table:table-cell office:value-type="float" office:value="-0.14628">
            <text:p>-0.14628</text:p>
          </table:table-cell>
          <table:table-cell office:value-type="string">
            <text:p>6.509e-06</text:p>
          </table:table-cell>
          <table:table-cell office:value-type="float" office:value="0.019979">
            <text:p>0.019979</text:p>
          </table:table-cell>
          <table:table-cell office:value-type="string">
            <text:p>6.9913e-06</text:p>
          </table:table-cell>
          <table:table-cell office:value-type="float" office:value="-0.65673">
            <text:p>-0.65673</text:p>
          </table:table-cell>
          <table:table-cell office:value-type="string">
            <text:p>1.047e-05</text:p>
          </table:table-cell>
        </table:table-row>
        <table:table-row table:style-name="ro1">
          <table:table-cell office:value-type="float" office:value="-0.14579">
            <text:p>-0.14579</text:p>
          </table:table-cell>
          <table:table-cell office:value-type="string">
            <text:p>5.7292e-06</text:p>
          </table:table-cell>
          <table:table-cell office:value-type="float" office:value="0.021148">
            <text:p>0.021148</text:p>
          </table:table-cell>
          <table:table-cell office:value-type="string">
            <text:p>5.4068e-06</text:p>
          </table:table-cell>
          <table:table-cell office:value-type="float" office:value="-0.65596">
            <text:p>-0.65596</text:p>
          </table:table-cell>
          <table:table-cell office:value-type="string">
            <text:p>9.8315e-06</text:p>
          </table:table-cell>
          <table:table-cell office:value-type="float" office:value="-0.14628">
            <text:p>-0.14628</text:p>
          </table:table-cell>
          <table:table-cell office:value-type="string">
            <text:p>9.3594e-06</text:p>
          </table:table-cell>
          <table:table-cell office:value-type="float" office:value="0.019975">
            <text:p>0.019975</text:p>
          </table:table-cell>
          <table:table-cell office:value-type="string">
            <text:p>8.6664e-06</text:p>
          </table:table-cell>
          <table:table-cell office:value-type="float" office:value="-0.65673">
            <text:p>-0.65673</text:p>
          </table:table-cell>
          <table:table-cell office:value-type="string">
            <text:p>1.1283e-05</text:p>
          </table:table-cell>
        </table:table-row>
        <table:table-row table:style-name="ro1">
          <table:table-cell office:value-type="float" office:value="-0.1458">
            <text:p>-0.1458</text:p>
          </table:table-cell>
          <table:table-cell office:value-type="string">
            <text:p>5.5551e-06</text:p>
          </table:table-cell>
          <table:table-cell office:value-type="float" office:value="0.021132">
            <text:p>0.021132</text:p>
          </table:table-cell>
          <table:table-cell office:value-type="string">
            <text:p>5.5378e-06</text:p>
          </table:table-cell>
          <table:table-cell office:value-type="float" office:value="-0.65597">
            <text:p>-0.65597</text:p>
          </table:table-cell>
          <table:table-cell office:value-type="string">
            <text:p>1.0841e-05</text:p>
          </table:table-cell>
          <table:table-cell office:value-type="float" office:value="-0.14628">
            <text:p>-0.14628</text:p>
          </table:table-cell>
          <table:table-cell office:value-type="string">
            <text:p>6.0226e-06</text:p>
          </table:table-cell>
          <table:table-cell office:value-type="float" office:value="0.01997">
            <text:p>0.01997</text:p>
          </table:table-cell>
          <table:table-cell office:value-type="string">
            <text:p>6.2111e-06</text:p>
          </table:table-cell>
          <table:table-cell office:value-type="float" office:value="-0.65674">
            <text:p>-0.65674</text:p>
          </table:table-cell>
          <table:table-cell office:value-type="string">
            <text:p>1.1574e-05</text:p>
          </table:table-cell>
        </table:table-row>
        <table:table-row table:style-name="ro1">
          <table:table-cell office:value-type="float" office:value="-0.1458">
            <text:p>-0.1458</text:p>
          </table:table-cell>
          <table:table-cell office:value-type="string">
            <text:p>5.751e-06</text:p>
          </table:table-cell>
          <table:table-cell office:value-type="float" office:value="0.021137">
            <text:p>0.021137</text:p>
          </table:table-cell>
          <table:table-cell office:value-type="string">
            <text:p>6.5015e-06</text:p>
          </table:table-cell>
          <table:table-cell office:value-type="float" office:value="-0.65597">
            <text:p>-0.65597</text:p>
          </table:table-cell>
          <table:table-cell office:value-type="string">
            <text:p>1.1625e-05</text:p>
          </table:table-cell>
          <table:table-cell office:value-type="float" office:value="-0.14628">
            <text:p>-0.14628</text:p>
          </table:table-cell>
          <table:table-cell office:value-type="string">
            <text:p>6.4134e-06</text:p>
          </table:table-cell>
          <table:table-cell office:value-type="float" office:value="0.019979">
            <text:p>0.019979</text:p>
          </table:table-cell>
          <table:table-cell office:value-type="string">
            <text:p>8.7171e-06</text:p>
          </table:table-cell>
          <table:table-cell office:value-type="float" office:value="-0.65674">
            <text:p>-0.65674</text:p>
          </table:table-cell>
          <table:table-cell office:value-type="string">
            <text:p>1.1457e-0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-0.14625">
            <text:p>-0.14625</text:p>
          </table:table-cell>
          <table:table-cell table:formula="of:=[.A2] - [.G2]" office:value-type="float" office:value="0.000380000000000019">
            <text:p>0.00038</text:p>
          </table:table-cell>
          <table:table-cell office:value-type="float" office:value="0.020053">
            <text:p>0.020053</text:p>
          </table:table-cell>
          <table:table-cell table:formula="of:=[.C2] - [.I2]" office:value-type="float" office:value="0.000907000000000005">
            <text:p>0.000907</text:p>
          </table:table-cell>
          <table:table-cell office:value-type="float" office:value="-0.65667">
            <text:p>-0.65667</text:p>
          </table:table-cell>
          <table:table-cell table:formula="of:=[.E2] - [.K2]" office:value-type="float" office:value="0.000600000000000045">
            <text:p>0.0006</text:p>
          </table:table-cell>
          <table:table-cell table:number-columns-repeated="6"/>
        </table:table-row>
        <table:table-row table:style-name="ro1">
          <table:table-cell office:value-type="float" office:value="-0.14627">
            <text:p>-0.14627</text:p>
          </table:table-cell>
          <table:table-cell table:formula="of:=[.A3] - [.G3]" office:value-type="float" office:value="0.000420000000000004">
            <text:p>0.00042</text:p>
          </table:table-cell>
          <table:table-cell office:value-type="float" office:value="0.02003">
            <text:p>0.02003</text:p>
          </table:table-cell>
          <table:table-cell table:formula="of:=[.C3] - [.I3]" office:value-type="float" office:value="0.000974999999999997">
            <text:p>0.000975</text:p>
          </table:table-cell>
          <table:table-cell office:value-type="float" office:value="-0.6567">
            <text:p>-0.6567</text:p>
          </table:table-cell>
          <table:table-cell table:formula="of:=[.E3] - [.K3]" office:value-type="float" office:value="0.000659999999999994">
            <text:p>0.00066</text:p>
          </table:table-cell>
          <table:table-cell table:number-columns-repeated="6"/>
        </table:table-row>
        <table:table-row table:style-name="ro1">
          <table:table-cell office:value-type="float" office:value="-0.14627">
            <text:p>-0.14627</text:p>
          </table:table-cell>
          <table:table-cell table:formula="of:=[.A4] - [.G4]" office:value-type="float" office:value="0.000450000000000006">
            <text:p>0.00045</text:p>
          </table:table-cell>
          <table:table-cell office:value-type="float" office:value="0.020006">
            <text:p>0.020006</text:p>
          </table:table-cell>
          <table:table-cell table:formula="of:=[.C4] - [.I4]" office:value-type="float" office:value="0.001094">
            <text:p>0.001094</text:p>
          </table:table-cell>
          <table:table-cell office:value-type="float" office:value="-0.65671">
            <text:p>-0.65671</text:p>
          </table:table-cell>
          <table:table-cell table:formula="of:=[.E4] - [.K4]" office:value-type="float" office:value="0.000709999999999988">
            <text:p>0.00071</text:p>
          </table:table-cell>
          <table:table-cell table:number-columns-repeated="6"/>
        </table:table-row>
        <table:table-row table:style-name="ro1">
          <table:table-cell office:value-type="float" office:value="-0.14628">
            <text:p>-0.14628</text:p>
          </table:table-cell>
          <table:table-cell table:formula="of:=[.A5] - [.G5]" office:value-type="float" office:value="0.000460000000000016">
            <text:p>0.00046</text:p>
          </table:table-cell>
          <table:table-cell office:value-type="float" office:value="0.019981">
            <text:p>0.019981</text:p>
          </table:table-cell>
          <table:table-cell table:formula="of:=[.C5] - [.I5]" office:value-type="float" office:value="0.001106">
            <text:p>0.001106</text:p>
          </table:table-cell>
          <table:table-cell office:value-type="float" office:value="-0.65672">
            <text:p>-0.65672</text:p>
          </table:table-cell>
          <table:table-cell table:formula="of:=[.E5] - [.K5]" office:value-type="float" office:value="0.000720000000000054">
            <text:p>0.00072</text:p>
          </table:table-cell>
          <table:table-cell table:number-columns-repeated="6"/>
        </table:table-row>
        <table:table-row table:style-name="ro1">
          <table:table-cell office:value-type="float" office:value="-0.14628">
            <text:p>-0.14628</text:p>
          </table:table-cell>
          <table:table-cell table:formula="of:=[.A6] - [.G6]" office:value-type="float" office:value="0.000469999999999998">
            <text:p>0.00047</text:p>
          </table:table-cell>
          <table:table-cell office:value-type="float" office:value="0.01998">
            <text:p>0.01998</text:p>
          </table:table-cell>
          <table:table-cell table:formula="of:=[.C6] - [.I6]" office:value-type="float" office:value="0.001138">
            <text:p>0.001138</text:p>
          </table:table-cell>
          <table:table-cell office:value-type="float" office:value="-0.65672">
            <text:p>-0.65672</text:p>
          </table:table-cell>
          <table:table-cell table:formula="of:=[.E6] - [.K6]" office:value-type="float" office:value="0.000740000000000074">
            <text:p>0.00074</text:p>
          </table:table-cell>
          <table:table-cell table:number-columns-repeated="6"/>
        </table:table-row>
        <table:table-row table:style-name="ro1">
          <table:table-cell office:value-type="float" office:value="-0.14628">
            <text:p>-0.14628</text:p>
          </table:table-cell>
          <table:table-cell table:formula="of:=[.A7] - [.G7]" office:value-type="float" office:value="0.000469999999999998">
            <text:p>0.00047</text:p>
          </table:table-cell>
          <table:table-cell office:value-type="float" office:value="0.019989">
            <text:p>0.019989</text:p>
          </table:table-cell>
          <table:table-cell table:formula="of:=[.C7] - [.I7]" office:value-type="float" office:value="0.001103">
            <text:p>0.001103</text:p>
          </table:table-cell>
          <table:table-cell office:value-type="float" office:value="-0.65672">
            <text:p>-0.65672</text:p>
          </table:table-cell>
          <table:table-cell table:formula="of:=[.E7] - [.K7]" office:value-type="float" office:value="0.000730000000000008">
            <text:p>0.00073</text:p>
          </table:table-cell>
          <table:table-cell table:number-columns-repeated="6"/>
        </table:table-row>
        <table:table-row table:style-name="ro1">
          <table:table-cell office:value-type="float" office:value="-0.14628">
            <text:p>-0.14628</text:p>
          </table:table-cell>
          <table:table-cell table:formula="of:=[.A8] - [.G8]" office:value-type="float" office:value="0.000490000000000018">
            <text:p>0.00049</text:p>
          </table:table-cell>
          <table:table-cell office:value-type="float" office:value="0.019979">
            <text:p>0.019979</text:p>
          </table:table-cell>
          <table:table-cell table:formula="of:=[.C8] - [.I8]" office:value-type="float" office:value="0.001185">
            <text:p>0.001185</text:p>
          </table:table-cell>
          <table:table-cell office:value-type="float" office:value="-0.65673">
            <text:p>-0.65673</text:p>
          </table:table-cell>
          <table:table-cell table:formula="of:=[.E8] - [.K8]" office:value-type="float" office:value="0.000769999999999937">
            <text:p>0.00077</text:p>
          </table:table-cell>
          <table:table-cell table:number-columns-repeated="6"/>
        </table:table-row>
        <table:table-row table:style-name="ro1">
          <table:table-cell office:value-type="float" office:value="-0.14628">
            <text:p>-0.14628</text:p>
          </table:table-cell>
          <table:table-cell table:formula="of:=[.A9] - [.G9]" office:value-type="float" office:value="0.000490000000000018">
            <text:p>0.00049</text:p>
          </table:table-cell>
          <table:table-cell office:value-type="float" office:value="0.019975">
            <text:p>0.019975</text:p>
          </table:table-cell>
          <table:table-cell table:formula="of:=[.C9] - [.I9]" office:value-type="float" office:value="0.001173">
            <text:p>0.001173</text:p>
          </table:table-cell>
          <table:table-cell office:value-type="float" office:value="-0.65673">
            <text:p>-0.65673</text:p>
          </table:table-cell>
          <table:table-cell table:formula="of:=[.E9] - [.K9]" office:value-type="float" office:value="0.000769999999999937">
            <text:p>0.00077</text:p>
          </table:table-cell>
          <table:table-cell table:number-columns-repeated="6"/>
        </table:table-row>
        <table:table-row table:style-name="ro1">
          <table:table-cell office:value-type="float" office:value="-0.14628">
            <text:p>-0.14628</text:p>
          </table:table-cell>
          <table:table-cell table:formula="of:=[.A10] - [.G10]" office:value-type="float" office:value="0.000480000000000008">
            <text:p>0.00048</text:p>
          </table:table-cell>
          <table:table-cell office:value-type="float" office:value="0.01997">
            <text:p>0.01997</text:p>
          </table:table-cell>
          <table:table-cell table:formula="of:=[.C10] - [.I10]" office:value-type="float" office:value="0.001162">
            <text:p>0.001162</text:p>
          </table:table-cell>
          <table:table-cell office:value-type="float" office:value="-0.65674">
            <text:p>-0.65674</text:p>
          </table:table-cell>
          <table:table-cell table:formula="of:=[.E10] - [.K10]" office:value-type="float" office:value="0.000770000000000048">
            <text:p>0.00077</text:p>
          </table:table-cell>
          <table:table-cell table:number-columns-repeated="6"/>
        </table:table-row>
        <table:table-row table:style-name="ro1">
          <table:table-cell office:value-type="float" office:value="-0.14628">
            <text:p>-0.14628</text:p>
          </table:table-cell>
          <table:table-cell table:formula="of:=[.A11] - [.G11]" office:value-type="float" office:value="0.000480000000000008">
            <text:p>0.00048</text:p>
          </table:table-cell>
          <table:table-cell office:value-type="float" office:value="0.019979">
            <text:p>0.019979</text:p>
          </table:table-cell>
          <table:table-cell table:formula="of:=[.C11] - [.I11]" office:value-type="float" office:value="0.001158">
            <text:p>0.001158</text:p>
          </table:table-cell>
          <table:table-cell office:value-type="float" office:value="-0.65674">
            <text:p>-0.65674</text:p>
          </table:table-cell>
          <table:table-cell table:formula="of:=[.E11] - [.K11]" office:value-type="float" office:value="0.000770000000000048">
            <text:p>0.00077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formula="of:=STDEV([.A2:.A22]) * (1000)" office:value-type="float" office:value="0.236230819327204">
            <text:p>0.2362308193</text:p>
          </table:table-cell>
          <table:table-cell table:formula="of:=AVERAGE([.B13:.B22]) * (1000)" office:value-type="float" office:value="0.459000000000009">
            <text:p>0.459</text:p>
          </table:table-cell>
          <table:table-cell table:formula="of:=STDEV([.C2:.C22]) * (1000)" office:value-type="float" office:value="0.566403601218852">
            <text:p>0.5664036012</text:p>
          </table:table-cell>
          <table:table-cell table:formula="of:=AVERAGE([.D13:.D22]) * (1000)" office:value-type="float" office:value="1.1001">
            <text:p>1.1001</text:p>
          </table:table-cell>
          <table:table-cell table:formula="of:=STDEV([.E2:.E22]) * (1000)" office:value-type="float" office:value="0.37250785933073">
            <text:p>0.3725078593</text:p>
          </table:table-cell>
          <table:table-cell table:formula="of:=AVERAGE([.F13:.F22]) * (1000)" office:value-type="float" office:value="0.724000000000014">
            <text:p>0.724</text:p>
          </table:table-cell>
          <table:table-cell table:number-columns-repeated="6"/>
        </table:table-row>
      </table:table>
      <table:table table:name="Joint 2" table:style-name="ta1" table:print="false">
        <table:table-column table:style-name="co1" table:number-columns-repeated="12" table:default-cell-style-name="Default"/>
        <table:table-row table:style-name="ro1">
          <table:table-cell office:value-type="string">
            <text:p>MeanX+</text:p>
          </table:table-cell>
          <table:table-cell office:value-type="string">
            <text:p>STDX+</text:p>
          </table:table-cell>
          <table:table-cell office:value-type="string">
            <text:p>MeanY+</text:p>
          </table:table-cell>
          <table:table-cell office:value-type="string">
            <text:p>STDY+</text:p>
          </table:table-cell>
          <table:table-cell office:value-type="string">
            <text:p>MeanZ+</text:p>
          </table:table-cell>
          <table:table-cell office:value-type="string">
            <text:p>STDZ+</text:p>
          </table:table-cell>
          <table:table-cell office:value-type="string">
            <text:p>MeanX-</text:p>
          </table:table-cell>
          <table:table-cell office:value-type="string">
            <text:p>STDX-</text:p>
          </table:table-cell>
          <table:table-cell office:value-type="string">
            <text:p>MeanY-</text:p>
          </table:table-cell>
          <table:table-cell office:value-type="string">
            <text:p>STDY-</text:p>
          </table:table-cell>
          <table:table-cell office:value-type="string">
            <text:p>MeanZ-</text:p>
          </table:table-cell>
          <table:table-cell office:value-type="string">
            <text:p>STDZ-</text:p>
          </table:table-cell>
        </table:table-row>
        <table:table-row table:style-name="ro1">
          <table:table-cell office:value-type="float" office:value="0.04613">
            <text:p>0.04613</text:p>
          </table:table-cell>
          <table:table-cell office:value-type="string">
            <text:p>5.1377e-06</text:p>
          </table:table-cell>
          <table:table-cell office:value-type="float" office:value="-0.13488">
            <text:p>-0.13488</text:p>
          </table:table-cell>
          <table:table-cell office:value-type="string">
            <text:p>1.1858e-05</text:p>
          </table:table-cell>
          <table:table-cell office:value-type="float" office:value="-0.87547">
            <text:p>-0.87547</text:p>
          </table:table-cell>
          <table:table-cell office:value-type="string">
            <text:p>2.0331e-05</text:p>
          </table:table-cell>
          <table:table-cell office:value-type="float" office:value="0.046369">
            <text:p>0.046369</text:p>
          </table:table-cell>
          <table:table-cell office:value-type="string">
            <text:p>5.8882e-06</text:p>
          </table:table-cell>
          <table:table-cell office:value-type="float" office:value="-0.13482">
            <text:p>-0.13482</text:p>
          </table:table-cell>
          <table:table-cell office:value-type="string">
            <text:p>9.3626e-06</text:p>
          </table:table-cell>
          <table:table-cell office:value-type="float" office:value="-0.87497">
            <text:p>-0.87497</text:p>
          </table:table-cell>
          <table:table-cell office:value-type="string">
            <text:p>2.2916e-05</text:p>
          </table:table-cell>
        </table:table-row>
        <table:table-row table:style-name="ro1">
          <table:table-cell office:value-type="float" office:value="0.046144">
            <text:p>0.046144</text:p>
          </table:table-cell>
          <table:table-cell office:value-type="string">
            <text:p>5.722e-06</text:p>
          </table:table-cell>
          <table:table-cell office:value-type="float" office:value="-0.13452">
            <text:p>-0.13452</text:p>
          </table:table-cell>
          <table:table-cell office:value-type="string">
            <text:p>9.8435e-06</text:p>
          </table:table-cell>
          <table:table-cell office:value-type="float" office:value="-0.87552">
            <text:p>-0.87552</text:p>
          </table:table-cell>
          <table:table-cell office:value-type="string">
            <text:p>2.4699e-05</text:p>
          </table:table-cell>
          <table:table-cell office:value-type="float" office:value="0.046384">
            <text:p>0.046384</text:p>
          </table:table-cell>
          <table:table-cell office:value-type="string">
            <text:p>4.9277e-06</text:p>
          </table:table-cell>
          <table:table-cell office:value-type="float" office:value="-0.13486">
            <text:p>-0.13486</text:p>
          </table:table-cell>
          <table:table-cell office:value-type="string">
            <text:p>9.6373e-06</text:p>
          </table:table-cell>
          <table:table-cell office:value-type="float" office:value="-0.87491">
            <text:p>-0.87491</text:p>
          </table:table-cell>
          <table:table-cell office:value-type="string">
            <text:p>2.6641e-05</text:p>
          </table:table-cell>
        </table:table-row>
        <table:table-row table:style-name="ro1">
          <table:table-cell office:value-type="float" office:value="0.046146">
            <text:p>0.046146</text:p>
          </table:table-cell>
          <table:table-cell office:value-type="string">
            <text:p>5.3082e-06</text:p>
          </table:table-cell>
          <table:table-cell office:value-type="float" office:value="-0.1344">
            <text:p>-0.1344</text:p>
          </table:table-cell>
          <table:table-cell office:value-type="string">
            <text:p>8.3959e-06</text:p>
          </table:table-cell>
          <table:table-cell office:value-type="float" office:value="-0.87556">
            <text:p>-0.87556</text:p>
          </table:table-cell>
          <table:table-cell office:value-type="string">
            <text:p>2.2281e-05</text:p>
          </table:table-cell>
          <table:table-cell office:value-type="float" office:value="0.046392">
            <text:p>0.046392</text:p>
          </table:table-cell>
          <table:table-cell office:value-type="string">
            <text:p>1.6424e-05</text:p>
          </table:table-cell>
          <table:table-cell office:value-type="float" office:value="-0.13484">
            <text:p>-0.13484</text:p>
          </table:table-cell>
          <table:table-cell office:value-type="string">
            <text:p>1.5039e-05</text:p>
          </table:table-cell>
          <table:table-cell office:value-type="float" office:value="-0.87493">
            <text:p>-0.87493</text:p>
          </table:table-cell>
          <table:table-cell office:value-type="string">
            <text:p>2.2451e-05</text:p>
          </table:table-cell>
        </table:table-row>
        <table:table-row table:style-name="ro1">
          <table:table-cell office:value-type="float" office:value="0.046155">
            <text:p>0.046155</text:p>
          </table:table-cell>
          <table:table-cell office:value-type="string">
            <text:p>5.5556e-06</text:p>
          </table:table-cell>
          <table:table-cell office:value-type="float" office:value="-0.1343">
            <text:p>-0.1343</text:p>
          </table:table-cell>
          <table:table-cell office:value-type="string">
            <text:p>1.0422e-05</text:p>
          </table:table-cell>
          <table:table-cell office:value-type="float" office:value="-0.87554">
            <text:p>-0.87554</text:p>
          </table:table-cell>
          <table:table-cell office:value-type="string">
            <text:p>2.1225e-05</text:p>
          </table:table-cell>
          <table:table-cell office:value-type="float" office:value="0.046401">
            <text:p>0.046401</text:p>
          </table:table-cell>
          <table:table-cell office:value-type="string">
            <text:p>6.9989e-06</text:p>
          </table:table-cell>
          <table:table-cell office:value-type="float" office:value="-0.13491">
            <text:p>-0.13491</text:p>
          </table:table-cell>
          <table:table-cell office:value-type="string">
            <text:p>1.6875e-05</text:p>
          </table:table-cell>
          <table:table-cell office:value-type="float" office:value="-0.87489">
            <text:p>-0.87489</text:p>
          </table:table-cell>
          <table:table-cell office:value-type="string">
            <text:p>2.9126e-05</text:p>
          </table:table-cell>
        </table:table-row>
        <table:table-row table:style-name="ro1">
          <table:table-cell office:value-type="float" office:value="0.046155">
            <text:p>0.046155</text:p>
          </table:table-cell>
          <table:table-cell office:value-type="string">
            <text:p>5.9155e-06</text:p>
          </table:table-cell>
          <table:table-cell office:value-type="float" office:value="-0.13425">
            <text:p>-0.13425</text:p>
          </table:table-cell>
          <table:table-cell office:value-type="string">
            <text:p>1.1352e-05</text:p>
          </table:table-cell>
          <table:table-cell office:value-type="float" office:value="-0.87557">
            <text:p>-0.87557</text:p>
          </table:table-cell>
          <table:table-cell office:value-type="string">
            <text:p>2.4398e-05</text:p>
          </table:table-cell>
          <table:table-cell office:value-type="float" office:value="0.046415">
            <text:p>0.046415</text:p>
          </table:table-cell>
          <table:table-cell office:value-type="string">
            <text:p>8.8588e-06</text:p>
          </table:table-cell>
          <table:table-cell office:value-type="float" office:value="-0.13493">
            <text:p>-0.13493</text:p>
          </table:table-cell>
          <table:table-cell office:value-type="string">
            <text:p>1.2087e-05</text:p>
          </table:table-cell>
          <table:table-cell office:value-type="float" office:value="-0.87488">
            <text:p>-0.87488</text:p>
          </table:table-cell>
          <table:table-cell office:value-type="string">
            <text:p>2.5566e-05</text:p>
          </table:table-cell>
        </table:table-row>
        <table:table-row table:style-name="ro1">
          <table:table-cell office:value-type="float" office:value="0.046164">
            <text:p>0.046164</text:p>
          </table:table-cell>
          <table:table-cell office:value-type="string">
            <text:p>5.7067e-06</text:p>
          </table:table-cell>
          <table:table-cell office:value-type="float" office:value="-0.1342">
            <text:p>-0.1342</text:p>
          </table:table-cell>
          <table:table-cell office:value-type="string">
            <text:p>9.2262e-06</text:p>
          </table:table-cell>
          <table:table-cell office:value-type="float" office:value="-0.87556">
            <text:p>-0.87556</text:p>
          </table:table-cell>
          <table:table-cell office:value-type="string">
            <text:p>2.3997e-05</text:p>
          </table:table-cell>
          <table:table-cell office:value-type="float" office:value="0.046418">
            <text:p>0.046418</text:p>
          </table:table-cell>
          <table:table-cell office:value-type="string">
            <text:p>3.5495e-05</text:p>
          </table:table-cell>
          <table:table-cell office:value-type="float" office:value="-0.13491">
            <text:p>-0.13491</text:p>
          </table:table-cell>
          <table:table-cell office:value-type="string">
            <text:p>4.2124e-05</text:p>
          </table:table-cell>
          <table:table-cell office:value-type="float" office:value="-0.87489">
            <text:p>-0.87489</text:p>
          </table:table-cell>
          <table:table-cell office:value-type="string">
            <text:p>3.0326e-05</text:p>
          </table:table-cell>
        </table:table-row>
        <table:table-row table:style-name="ro1">
          <table:table-cell office:value-type="float" office:value="0.046171">
            <text:p>0.046171</text:p>
          </table:table-cell>
          <table:table-cell office:value-type="string">
            <text:p>6.3643e-06</text:p>
          </table:table-cell>
          <table:table-cell office:value-type="float" office:value="-0.1342">
            <text:p>-0.1342</text:p>
          </table:table-cell>
          <table:table-cell office:value-type="string">
            <text:p>1.4354e-05</text:p>
          </table:table-cell>
          <table:table-cell office:value-type="float" office:value="-0.87558">
            <text:p>-0.87558</text:p>
          </table:table-cell>
          <table:table-cell office:value-type="string">
            <text:p>2.0803e-05</text:p>
          </table:table-cell>
          <table:table-cell office:value-type="float" office:value="0.046417">
            <text:p>0.046417</text:p>
          </table:table-cell>
          <table:table-cell office:value-type="string">
            <text:p>3.4355e-05</text:p>
          </table:table-cell>
          <table:table-cell office:value-type="float" office:value="-0.13489">
            <text:p>-0.13489</text:p>
          </table:table-cell>
          <table:table-cell office:value-type="string">
            <text:p>3.9288e-05</text:p>
          </table:table-cell>
          <table:table-cell office:value-type="float" office:value="-0.87489">
            <text:p>-0.87489</text:p>
          </table:table-cell>
          <table:table-cell office:value-type="string">
            <text:p>2.7168e-05</text:p>
          </table:table-cell>
        </table:table-row>
        <table:table-row table:style-name="ro1">
          <table:table-cell office:value-type="float" office:value="0.046171">
            <text:p>0.046171</text:p>
          </table:table-cell>
          <table:table-cell office:value-type="string">
            <text:p>7.4711e-06</text:p>
          </table:table-cell>
          <table:table-cell office:value-type="float" office:value="-0.1342">
            <text:p>-0.1342</text:p>
          </table:table-cell>
          <table:table-cell office:value-type="string">
            <text:p>1.6121e-05</text:p>
          </table:table-cell>
          <table:table-cell office:value-type="float" office:value="-0.87559">
            <text:p>-0.87559</text:p>
          </table:table-cell>
          <table:table-cell office:value-type="string">
            <text:p>2.6695e-05</text:p>
          </table:table-cell>
          <table:table-cell office:value-type="float" office:value="0.046431">
            <text:p>0.046431</text:p>
          </table:table-cell>
          <table:table-cell office:value-type="string">
            <text:p>8.6606e-06</text:p>
          </table:table-cell>
          <table:table-cell office:value-type="float" office:value="-0.13492">
            <text:p>-0.13492</text:p>
          </table:table-cell>
          <table:table-cell office:value-type="string">
            <text:p>1.7115e-05</text:p>
          </table:table-cell>
          <table:table-cell office:value-type="float" office:value="-0.87488">
            <text:p>-0.87488</text:p>
          </table:table-cell>
          <table:table-cell office:value-type="string">
            <text:p>2.5895e-05</text:p>
          </table:table-cell>
        </table:table-row>
        <table:table-row table:style-name="ro1">
          <table:table-cell office:value-type="float" office:value="0.046179">
            <text:p>0.046179</text:p>
          </table:table-cell>
          <table:table-cell office:value-type="string">
            <text:p>5.3485e-06</text:p>
          </table:table-cell>
          <table:table-cell office:value-type="float" office:value="-0.1342">
            <text:p>-0.1342</text:p>
          </table:table-cell>
          <table:table-cell office:value-type="string">
            <text:p>1.0742e-05</text:p>
          </table:table-cell>
          <table:table-cell office:value-type="float" office:value="-0.87559">
            <text:p>-0.87559</text:p>
          </table:table-cell>
          <table:table-cell office:value-type="string">
            <text:p>2.664e-05</text:p>
          </table:table-cell>
          <table:table-cell office:value-type="float" office:value="0.046435">
            <text:p>0.046435</text:p>
          </table:table-cell>
          <table:table-cell office:value-type="string">
            <text:p>8.1989e-06</text:p>
          </table:table-cell>
          <table:table-cell office:value-type="float" office:value="-0.13491">
            <text:p>-0.13491</text:p>
          </table:table-cell>
          <table:table-cell office:value-type="string">
            <text:p>1.4755e-05</text:p>
          </table:table-cell>
          <table:table-cell office:value-type="float" office:value="-0.87488">
            <text:p>-0.87488</text:p>
          </table:table-cell>
          <table:table-cell office:value-type="string">
            <text:p>2.2771e-05</text:p>
          </table:table-cell>
        </table:table-row>
        <table:table-row table:style-name="ro1">
          <table:table-cell office:value-type="float" office:value="0.046182">
            <text:p>0.046182</text:p>
          </table:table-cell>
          <table:table-cell office:value-type="string">
            <text:p>9.9496e-06</text:p>
          </table:table-cell>
          <table:table-cell office:value-type="float" office:value="-0.13419">
            <text:p>-0.13419</text:p>
          </table:table-cell>
          <table:table-cell office:value-type="string">
            <text:p>1.4981e-05</text:p>
          </table:table-cell>
          <table:table-cell office:value-type="float" office:value="-0.87559">
            <text:p>-0.87559</text:p>
          </table:table-cell>
          <table:table-cell office:value-type="string">
            <text:p>2.5441e-05</text:p>
          </table:table-cell>
          <table:table-cell office:value-type="float" office:value="0.046439">
            <text:p>0.046439</text:p>
          </table:table-cell>
          <table:table-cell office:value-type="string">
            <text:p>3.92e-06</text:p>
          </table:table-cell>
          <table:table-cell office:value-type="float" office:value="-0.13492">
            <text:p>-0.13492</text:p>
          </table:table-cell>
          <table:table-cell office:value-type="string">
            <text:p>1.1166e-05</text:p>
          </table:table-cell>
          <table:table-cell office:value-type="float" office:value="-0.87488">
            <text:p>-0.87488</text:p>
          </table:table-cell>
          <table:table-cell office:value-type="string">
            <text:p>2.5977e-0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0.046369">
            <text:p>0.046369</text:p>
          </table:table-cell>
          <table:table-cell table:formula="of:=[.A2] - [.G2]" office:value-type="float" office:value="-0.000238999999999996">
            <text:p>-0.000239</text:p>
          </table:table-cell>
          <table:table-cell office:value-type="float" office:value="-0.13482">
            <text:p>-0.13482</text:p>
          </table:table-cell>
          <table:table-cell table:formula="of:=[.C2] - [.I2]" office:value-type="float" office:value="-0.0000599999999999767">
            <text:p>-0.00006</text:p>
          </table:table-cell>
          <table:table-cell office:value-type="float" office:value="-0.87497">
            <text:p>-0.87497</text:p>
          </table:table-cell>
          <table:table-cell table:formula="of:=[.E2] - [.K2]" office:value-type="float" office:value="-0.000500000000000056">
            <text:p>-0.0005</text:p>
          </table:table-cell>
          <table:table-cell table:number-columns-repeated="6"/>
        </table:table-row>
        <table:table-row table:style-name="ro1">
          <table:table-cell office:value-type="float" office:value="0.046384">
            <text:p>0.046384</text:p>
          </table:table-cell>
          <table:table-cell table:formula="of:=[.A3] - [.G3]" office:value-type="float" office:value="-0.000239999999999997">
            <text:p>-0.00024</text:p>
          </table:table-cell>
          <table:table-cell office:value-type="float" office:value="-0.13486">
            <text:p>-0.13486</text:p>
          </table:table-cell>
          <table:table-cell table:formula="of:=[.C3] - [.I3]" office:value-type="float" office:value="0.000340000000000007">
            <text:p>0.00034</text:p>
          </table:table-cell>
          <table:table-cell office:value-type="float" office:value="-0.87491">
            <text:p>-0.87491</text:p>
          </table:table-cell>
          <table:table-cell table:formula="of:=[.E3] - [.K3]" office:value-type="float" office:value="-0.000609999999999999">
            <text:p>-0.00061</text:p>
          </table:table-cell>
          <table:table-cell table:number-columns-repeated="6"/>
        </table:table-row>
        <table:table-row table:style-name="ro1">
          <table:table-cell office:value-type="float" office:value="0.046392">
            <text:p>0.046392</text:p>
          </table:table-cell>
          <table:table-cell table:formula="of:=[.A4] - [.G4]" office:value-type="float" office:value="-0.000245999999999996">
            <text:p>-0.000246</text:p>
          </table:table-cell>
          <table:table-cell office:value-type="float" office:value="-0.13484">
            <text:p>-0.13484</text:p>
          </table:table-cell>
          <table:table-cell table:formula="of:=[.C4] - [.I4]" office:value-type="float" office:value="0.000439999999999996">
            <text:p>0.00044</text:p>
          </table:table-cell>
          <table:table-cell office:value-type="float" office:value="-0.87493">
            <text:p>-0.87493</text:p>
          </table:table-cell>
          <table:table-cell table:formula="of:=[.E4] - [.K4]" office:value-type="float" office:value="-0.000630000000000019">
            <text:p>-0.00063</text:p>
          </table:table-cell>
          <table:table-cell table:number-columns-repeated="6"/>
        </table:table-row>
        <table:table-row table:style-name="ro1">
          <table:table-cell office:value-type="float" office:value="0.046401">
            <text:p>0.046401</text:p>
          </table:table-cell>
          <table:table-cell table:formula="of:=[.A5] - [.G5]" office:value-type="float" office:value="-0.000246000000000003">
            <text:p>-0.000246</text:p>
          </table:table-cell>
          <table:table-cell office:value-type="float" office:value="-0.13491">
            <text:p>-0.13491</text:p>
          </table:table-cell>
          <table:table-cell table:formula="of:=[.C5] - [.I5]" office:value-type="float" office:value="0.000609999999999999">
            <text:p>0.00061</text:p>
          </table:table-cell>
          <table:table-cell office:value-type="float" office:value="-0.87489">
            <text:p>-0.87489</text:p>
          </table:table-cell>
          <table:table-cell table:formula="of:=[.E5] - [.K5]" office:value-type="float" office:value="-0.000650000000000039">
            <text:p>-0.00065</text:p>
          </table:table-cell>
          <table:table-cell table:number-columns-repeated="6"/>
        </table:table-row>
        <table:table-row table:style-name="ro1">
          <table:table-cell office:value-type="float" office:value="0.046415">
            <text:p>0.046415</text:p>
          </table:table-cell>
          <table:table-cell table:formula="of:=[.A6] - [.G6]" office:value-type="float" office:value="-0.000260000000000003">
            <text:p>-0.00026</text:p>
          </table:table-cell>
          <table:table-cell office:value-type="float" office:value="-0.13493">
            <text:p>-0.13493</text:p>
          </table:table-cell>
          <table:table-cell table:formula="of:=[.C6] - [.I6]" office:value-type="float" office:value="0.000680000000000014">
            <text:p>0.00068</text:p>
          </table:table-cell>
          <table:table-cell office:value-type="float" office:value="-0.87488">
            <text:p>-0.87488</text:p>
          </table:table-cell>
          <table:table-cell table:formula="of:=[.E6] - [.K6]" office:value-type="float" office:value="-0.000689999999999968">
            <text:p>-0.00069</text:p>
          </table:table-cell>
          <table:table-cell table:number-columns-repeated="6"/>
        </table:table-row>
        <table:table-row table:style-name="ro1">
          <table:table-cell office:value-type="float" office:value="0.046418">
            <text:p>0.046418</text:p>
          </table:table-cell>
          <table:table-cell table:formula="of:=[.A7] - [.G7]" office:value-type="float" office:value="-0.000254000000000004">
            <text:p>-0.000254</text:p>
          </table:table-cell>
          <table:table-cell office:value-type="float" office:value="-0.13491">
            <text:p>-0.13491</text:p>
          </table:table-cell>
          <table:table-cell table:formula="of:=[.C7] - [.I7]" office:value-type="float" office:value="0.000709999999999988">
            <text:p>0.00071</text:p>
          </table:table-cell>
          <table:table-cell office:value-type="float" office:value="-0.87489">
            <text:p>-0.87489</text:p>
          </table:table-cell>
          <table:table-cell table:formula="of:=[.E7] - [.K7]" office:value-type="float" office:value="-0.000670000000000059">
            <text:p>-0.00067</text:p>
          </table:table-cell>
          <table:table-cell table:number-columns-repeated="6"/>
        </table:table-row>
        <table:table-row table:style-name="ro1">
          <table:table-cell office:value-type="float" office:value="0.046417">
            <text:p>0.046417</text:p>
          </table:table-cell>
          <table:table-cell table:formula="of:=[.A8] - [.G8]" office:value-type="float" office:value="-0.000246000000000003">
            <text:p>-0.000246</text:p>
          </table:table-cell>
          <table:table-cell office:value-type="float" office:value="-0.13489">
            <text:p>-0.13489</text:p>
          </table:table-cell>
          <table:table-cell table:formula="of:=[.C8] - [.I8]" office:value-type="float" office:value="0.000689999999999996">
            <text:p>0.00069</text:p>
          </table:table-cell>
          <table:table-cell office:value-type="float" office:value="-0.87489">
            <text:p>-0.87489</text:p>
          </table:table-cell>
          <table:table-cell table:formula="of:=[.E8] - [.K8]" office:value-type="float" office:value="-0.000689999999999968">
            <text:p>-0.00069</text:p>
          </table:table-cell>
          <table:table-cell table:number-columns-repeated="6"/>
        </table:table-row>
        <table:table-row table:style-name="ro1">
          <table:table-cell office:value-type="float" office:value="0.046431">
            <text:p>0.046431</text:p>
          </table:table-cell>
          <table:table-cell table:formula="of:=[.A9] - [.G9]" office:value-type="float" office:value="-0.000260000000000003">
            <text:p>-0.00026</text:p>
          </table:table-cell>
          <table:table-cell office:value-type="float" office:value="-0.13492">
            <text:p>-0.13492</text:p>
          </table:table-cell>
          <table:table-cell table:formula="of:=[.C9] - [.I9]" office:value-type="float" office:value="0.000719999999999998">
            <text:p>0.00072</text:p>
          </table:table-cell>
          <table:table-cell office:value-type="float" office:value="-0.87488">
            <text:p>-0.87488</text:p>
          </table:table-cell>
          <table:table-cell table:formula="of:=[.E9] - [.K9]" office:value-type="float" office:value="-0.000709999999999988">
            <text:p>-0.00071</text:p>
          </table:table-cell>
          <table:table-cell table:number-columns-repeated="6"/>
        </table:table-row>
        <table:table-row table:style-name="ro1">
          <table:table-cell office:value-type="float" office:value="0.046435">
            <text:p>0.046435</text:p>
          </table:table-cell>
          <table:table-cell table:formula="of:=[.A10] - [.G10]" office:value-type="float" office:value="-0.000255999999999999">
            <text:p>-0.000256</text:p>
          </table:table-cell>
          <table:table-cell office:value-type="float" office:value="-0.13491">
            <text:p>-0.13491</text:p>
          </table:table-cell>
          <table:table-cell table:formula="of:=[.C10] - [.I10]" office:value-type="float" office:value="0.000709999999999988">
            <text:p>0.00071</text:p>
          </table:table-cell>
          <table:table-cell office:value-type="float" office:value="-0.87488">
            <text:p>-0.87488</text:p>
          </table:table-cell>
          <table:table-cell table:formula="of:=[.E10] - [.K10]" office:value-type="float" office:value="-0.000709999999999988">
            <text:p>-0.00071</text:p>
          </table:table-cell>
          <table:table-cell table:number-columns-repeated="6"/>
        </table:table-row>
        <table:table-row table:style-name="ro1">
          <table:table-cell office:value-type="float" office:value="0.046439">
            <text:p>0.046439</text:p>
          </table:table-cell>
          <table:table-cell table:formula="of:=[.A11] - [.G11]" office:value-type="float" office:value="-0.000257">
            <text:p>-0.000257</text:p>
          </table:table-cell>
          <table:table-cell office:value-type="float" office:value="-0.13492">
            <text:p>-0.13492</text:p>
          </table:table-cell>
          <table:table-cell table:formula="of:=[.C11] - [.I11]" office:value-type="float" office:value="0.000730000000000008">
            <text:p>0.00073</text:p>
          </table:table-cell>
          <table:table-cell office:value-type="float" office:value="-0.87488">
            <text:p>-0.87488</text:p>
          </table:table-cell>
          <table:table-cell table:formula="of:=[.E11] - [.K11]" office:value-type="float" office:value="-0.000709999999999988">
            <text:p>-0.00071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formula="of:=STDEV([.A2:.A22]) * (1000)" office:value-type="float" office:value="0.129941646822516">
            <text:p>0.1299416468</text:p>
          </table:table-cell>
          <table:table-cell table:formula="of:=AVERAGE([.B13:.B22]) * (1000)" office:value-type="float" office:value="-0.250400000000001">
            <text:p>-0.2504</text:p>
          </table:table-cell>
          <table:table-cell table:formula="of:=STDEV([.C2:.C22]) * (1000)" office:value-type="float" office:value="0.324602996386598">
            <text:p>0.3246029964</text:p>
          </table:table-cell>
          <table:table-cell table:formula="of:=AVERAGE([.D13:.D22]) * (1000)" office:value-type="float" office:value="0.557000000000002">
            <text:p>0.557</text:p>
          </table:table-cell>
          <table:table-cell table:formula="of:=STDEV([.E2:.E22]) * (1000)" office:value-type="float" office:value="0.338670387809371">
            <text:p>0.3386703878</text:p>
          </table:table-cell>
          <table:table-cell table:formula="of:=AVERAGE([.F13:.F22]) * (1000)" office:value-type="float" office:value="-0.657000000000008">
            <text:p>-0.657</text:p>
          </table:table-cell>
          <table:table-cell table:number-columns-repeated="6"/>
        </table:table-row>
      </table:table>
      <table:table table:name="Joint 3" table:style-name="ta1" table:print="false">
        <table:table-column table:style-name="co1" table:number-columns-repeated="12" table:default-cell-style-name="Default"/>
        <table:table-row table:style-name="ro2">
          <table:table-cell office:value-type="string">
            <text:p>MeanX+</text:p>
          </table:table-cell>
          <table:table-cell office:value-type="string">
            <text:p>STDX+</text:p>
          </table:table-cell>
          <table:table-cell office:value-type="string">
            <text:p>MeanY+</text:p>
          </table:table-cell>
          <table:table-cell office:value-type="string">
            <text:p>STDY+</text:p>
          </table:table-cell>
          <table:table-cell office:value-type="string">
            <text:p>MeanZ+</text:p>
          </table:table-cell>
          <table:table-cell office:value-type="string">
            <text:p>STDZ+</text:p>
          </table:table-cell>
          <table:table-cell office:value-type="string">
            <text:p>MeanX-</text:p>
          </table:table-cell>
          <table:table-cell office:value-type="string">
            <text:p>STDX-</text:p>
          </table:table-cell>
          <table:table-cell office:value-type="string">
            <text:p>MeanY-</text:p>
          </table:table-cell>
          <table:table-cell office:value-type="string">
            <text:p>STDY-</text:p>
          </table:table-cell>
          <table:table-cell office:value-type="string">
            <text:p>MeanZ-</text:p>
          </table:table-cell>
          <table:table-cell office:value-type="string">
            <text:p>STDZ-</text:p>
          </table:table-cell>
        </table:table-row>
        <table:table-row table:style-name="ro1">
          <table:table-cell office:value-type="float" office:value="-0.048707">
            <text:p>-0.048707</text:p>
          </table:table-cell>
          <table:table-cell office:value-type="string">
            <text:p>7.2746e-06</text:p>
          </table:table-cell>
          <table:table-cell office:value-type="float" office:value="-0.12775">
            <text:p>-0.12775</text:p>
          </table:table-cell>
          <table:table-cell office:value-type="string">
            <text:p>1.1361e-05</text:p>
          </table:table-cell>
          <table:table-cell office:value-type="float" office:value="-0.84787">
            <text:p>-0.84787</text:p>
          </table:table-cell>
          <table:table-cell office:value-type="string">
            <text:p>2.2659e-05</text:p>
          </table:table-cell>
          <table:table-cell office:value-type="float" office:value="-0.048664">
            <text:p>-0.048664</text:p>
          </table:table-cell>
          <table:table-cell office:value-type="string">
            <text:p>9.172e-06</text:p>
          </table:table-cell>
          <table:table-cell office:value-type="float" office:value="-0.12748">
            <text:p>-0.12748</text:p>
          </table:table-cell>
          <table:table-cell office:value-type="string">
            <text:p>1.3126e-05</text:p>
          </table:table-cell>
          <table:table-cell office:value-type="float" office:value="-0.84804">
            <text:p>-0.84804</text:p>
          </table:table-cell>
          <table:table-cell office:value-type="string">
            <text:p>1.991e-05</text:p>
          </table:table-cell>
        </table:table-row>
        <table:table-row table:style-name="ro1">
          <table:table-cell office:value-type="float" office:value="-0.048707">
            <text:p>-0.048707</text:p>
          </table:table-cell>
          <table:table-cell office:value-type="string">
            <text:p>8.3584e-06</text:p>
          </table:table-cell>
          <table:table-cell office:value-type="float" office:value="-0.12768">
            <text:p>-0.12768</text:p>
          </table:table-cell>
          <table:table-cell office:value-type="string">
            <text:p>1.6776e-05</text:p>
          </table:table-cell>
          <table:table-cell office:value-type="float" office:value="-0.84795">
            <text:p>-0.84795</text:p>
          </table:table-cell>
          <table:table-cell office:value-type="string">
            <text:p>1.9646e-05</text:p>
          </table:table-cell>
          <table:table-cell office:value-type="float" office:value="-0.048684">
            <text:p>-0.048684</text:p>
          </table:table-cell>
          <table:table-cell office:value-type="string">
            <text:p>6.2033e-06</text:p>
          </table:table-cell>
          <table:table-cell office:value-type="float" office:value="-0.12748">
            <text:p>-0.12748</text:p>
          </table:table-cell>
          <table:table-cell office:value-type="string">
            <text:p>8.8878e-06</text:p>
          </table:table-cell>
          <table:table-cell office:value-type="float" office:value="-0.84804">
            <text:p>-0.84804</text:p>
          </table:table-cell>
          <table:table-cell office:value-type="string">
            <text:p>1.9735e-05</text:p>
          </table:table-cell>
        </table:table-row>
        <table:table-row table:style-name="ro1">
          <table:table-cell office:value-type="float" office:value="-0.048706">
            <text:p>-0.048706</text:p>
          </table:table-cell>
          <table:table-cell office:value-type="string">
            <text:p>1.6754e-05</text:p>
          </table:table-cell>
          <table:table-cell office:value-type="float" office:value="-0.12764">
            <text:p>-0.12764</text:p>
          </table:table-cell>
          <table:table-cell office:value-type="string">
            <text:p>2.024e-05</text:p>
          </table:table-cell>
          <table:table-cell office:value-type="float" office:value="-0.848">
            <text:p>-0.848</text:p>
          </table:table-cell>
          <table:table-cell office:value-type="string">
            <text:p>1.9816e-05</text:p>
          </table:table-cell>
          <table:table-cell office:value-type="float" office:value="-0.048659">
            <text:p>-0.048659</text:p>
          </table:table-cell>
          <table:table-cell office:value-type="string">
            <text:p>6.7424e-06</text:p>
          </table:table-cell>
          <table:table-cell office:value-type="float" office:value="-0.12747">
            <text:p>-0.12747</text:p>
          </table:table-cell>
          <table:table-cell office:value-type="string">
            <text:p>8.9238e-06</text:p>
          </table:table-cell>
          <table:table-cell office:value-type="float" office:value="-0.84805">
            <text:p>-0.84805</text:p>
          </table:table-cell>
          <table:table-cell office:value-type="string">
            <text:p>2.0737e-05</text:p>
          </table:table-cell>
        </table:table-row>
        <table:table-row table:style-name="ro1">
          <table:table-cell office:value-type="float" office:value="-0.048698">
            <text:p>-0.048698</text:p>
          </table:table-cell>
          <table:table-cell office:value-type="string">
            <text:p>5.8418e-06</text:p>
          </table:table-cell>
          <table:table-cell office:value-type="float" office:value="-0.12761">
            <text:p>-0.12761</text:p>
          </table:table-cell>
          <table:table-cell office:value-type="string">
            <text:p>1.255e-05</text:p>
          </table:table-cell>
          <table:table-cell office:value-type="float" office:value="-0.84802">
            <text:p>-0.84802</text:p>
          </table:table-cell>
          <table:table-cell office:value-type="string">
            <text:p>2.0762e-05</text:p>
          </table:table-cell>
          <table:table-cell office:value-type="float" office:value="-0.048672">
            <text:p>-0.048672</text:p>
          </table:table-cell>
          <table:table-cell office:value-type="string">
            <text:p>8.0772e-06</text:p>
          </table:table-cell>
          <table:table-cell office:value-type="float" office:value="-0.12747">
            <text:p>-0.12747</text:p>
          </table:table-cell>
          <table:table-cell office:value-type="string">
            <text:p>1.2526e-05</text:p>
          </table:table-cell>
          <table:table-cell office:value-type="float" office:value="-0.84805">
            <text:p>-0.84805</text:p>
          </table:table-cell>
          <table:table-cell office:value-type="string">
            <text:p>1.9814e-05</text:p>
          </table:table-cell>
        </table:table-row>
        <table:table-row table:style-name="ro1">
          <table:table-cell office:value-type="float" office:value="-0.048697">
            <text:p>-0.048697</text:p>
          </table:table-cell>
          <table:table-cell office:value-type="string">
            <text:p>5.4464e-06</text:p>
          </table:table-cell>
          <table:table-cell office:value-type="float" office:value="-0.12758">
            <text:p>-0.12758</text:p>
          </table:table-cell>
          <table:table-cell office:value-type="string">
            <text:p>7.3598e-06</text:p>
          </table:table-cell>
          <table:table-cell office:value-type="float" office:value="-0.84803">
            <text:p>-0.84803</text:p>
          </table:table-cell>
          <table:table-cell office:value-type="string">
            <text:p>2.1367e-05</text:p>
          </table:table-cell>
          <table:table-cell office:value-type="float" office:value="-0.04868">
            <text:p>-0.04868</text:p>
          </table:table-cell>
          <table:table-cell office:value-type="string">
            <text:p>5.2846e-06</text:p>
          </table:table-cell>
          <table:table-cell office:value-type="float" office:value="-0.12747">
            <text:p>-0.12747</text:p>
          </table:table-cell>
          <table:table-cell office:value-type="string">
            <text:p>5.7316e-06</text:p>
          </table:table-cell>
          <table:table-cell office:value-type="float" office:value="-0.84806">
            <text:p>-0.84806</text:p>
          </table:table-cell>
          <table:table-cell office:value-type="string">
            <text:p>2.0883e-05</text:p>
          </table:table-cell>
        </table:table-row>
        <table:table-row table:style-name="ro1">
          <table:table-cell office:value-type="float" office:value="-0.048707">
            <text:p>-0.048707</text:p>
          </table:table-cell>
          <table:table-cell office:value-type="string">
            <text:p>5.3702e-06</text:p>
          </table:table-cell>
          <table:table-cell office:value-type="float" office:value="-0.12756">
            <text:p>-0.12756</text:p>
          </table:table-cell>
          <table:table-cell office:value-type="string">
            <text:p>1.1097e-05</text:p>
          </table:table-cell>
          <table:table-cell office:value-type="float" office:value="-0.84806">
            <text:p>-0.84806</text:p>
          </table:table-cell>
          <table:table-cell office:value-type="string">
            <text:p>2.1322e-05</text:p>
          </table:table-cell>
          <table:table-cell office:value-type="float" office:value="-0.048661">
            <text:p>-0.048661</text:p>
          </table:table-cell>
          <table:table-cell office:value-type="string">
            <text:p>4.5368e-06</text:p>
          </table:table-cell>
          <table:table-cell office:value-type="float" office:value="-0.12747">
            <text:p>-0.12747</text:p>
          </table:table-cell>
          <table:table-cell office:value-type="string">
            <text:p>5.9206e-06</text:p>
          </table:table-cell>
          <table:table-cell office:value-type="float" office:value="-0.84806">
            <text:p>-0.84806</text:p>
          </table:table-cell>
          <table:table-cell office:value-type="string">
            <text:p>2.362e-05</text:p>
          </table:table-cell>
        </table:table-row>
        <table:table-row table:style-name="ro1">
          <table:table-cell office:value-type="float" office:value="-0.048681">
            <text:p>-0.048681</text:p>
          </table:table-cell>
          <table:table-cell office:value-type="string">
            <text:p>6.2747e-06</text:p>
          </table:table-cell>
          <table:table-cell office:value-type="float" office:value="-0.12754">
            <text:p>-0.12754</text:p>
          </table:table-cell>
          <table:table-cell office:value-type="string">
            <text:p>1.0091e-05</text:p>
          </table:table-cell>
          <table:table-cell office:value-type="float" office:value="-0.84808">
            <text:p>-0.84808</text:p>
          </table:table-cell>
          <table:table-cell office:value-type="string">
            <text:p>2.1089e-05</text:p>
          </table:table-cell>
          <table:table-cell office:value-type="float" office:value="-0.048661">
            <text:p>-0.048661</text:p>
          </table:table-cell>
          <table:table-cell office:value-type="string">
            <text:p>4.5884e-06</text:p>
          </table:table-cell>
          <table:table-cell office:value-type="float" office:value="-0.12746">
            <text:p>-0.12746</text:p>
          </table:table-cell>
          <table:table-cell office:value-type="string">
            <text:p>5.3389e-06</text:p>
          </table:table-cell>
          <table:table-cell office:value-type="float" office:value="-0.84808">
            <text:p>-0.84808</text:p>
          </table:table-cell>
          <table:table-cell office:value-type="string">
            <text:p>1.9994e-05</text:p>
          </table:table-cell>
        </table:table-row>
        <table:table-row table:style-name="ro1">
          <table:table-cell office:value-type="float" office:value="-0.048682">
            <text:p>-0.048682</text:p>
          </table:table-cell>
          <table:table-cell office:value-type="string">
            <text:p>7.3028e-06</text:p>
          </table:table-cell>
          <table:table-cell office:value-type="float" office:value="-0.12754">
            <text:p>-0.12754</text:p>
          </table:table-cell>
          <table:table-cell office:value-type="string">
            <text:p>1.3491e-05</text:p>
          </table:table-cell>
          <table:table-cell office:value-type="float" office:value="-0.84809">
            <text:p>-0.84809</text:p>
          </table:table-cell>
          <table:table-cell office:value-type="string">
            <text:p>1.8595e-05</text:p>
          </table:table-cell>
          <table:table-cell office:value-type="float" office:value="-0.048654">
            <text:p>-0.048654</text:p>
          </table:table-cell>
          <table:table-cell office:value-type="string">
            <text:p>5.7064e-06</text:p>
          </table:table-cell>
          <table:table-cell office:value-type="float" office:value="-0.12745">
            <text:p>-0.12745</text:p>
          </table:table-cell>
          <table:table-cell office:value-type="string">
            <text:p>8.7844e-06</text:p>
          </table:table-cell>
          <table:table-cell office:value-type="float" office:value="-0.84809">
            <text:p>-0.84809</text:p>
          </table:table-cell>
          <table:table-cell office:value-type="string">
            <text:p>2.1982e-05</text:p>
          </table:table-cell>
        </table:table-row>
        <table:table-row table:style-name="ro1">
          <table:table-cell office:value-type="float" office:value="-0.048668">
            <text:p>-0.048668</text:p>
          </table:table-cell>
          <table:table-cell office:value-type="string">
            <text:p>7.3196e-06</text:p>
          </table:table-cell>
          <table:table-cell office:value-type="float" office:value="-0.12751">
            <text:p>-0.12751</text:p>
          </table:table-cell>
          <table:table-cell office:value-type="string">
            <text:p>1.501e-05</text:p>
          </table:table-cell>
          <table:table-cell office:value-type="float" office:value="-0.8481">
            <text:p>-0.8481</text:p>
          </table:table-cell>
          <table:table-cell office:value-type="string">
            <text:p>2.5104e-05</text:p>
          </table:table-cell>
          <table:table-cell office:value-type="float" office:value="-0.048645">
            <text:p>-0.048645</text:p>
          </table:table-cell>
          <table:table-cell office:value-type="string">
            <text:p>5.1913e-06</text:p>
          </table:table-cell>
          <table:table-cell office:value-type="float" office:value="-0.12746">
            <text:p>-0.12746</text:p>
          </table:table-cell>
          <table:table-cell office:value-type="string">
            <text:p>9.5075e-06</text:p>
          </table:table-cell>
          <table:table-cell office:value-type="float" office:value="-0.8481">
            <text:p>-0.8481</text:p>
          </table:table-cell>
          <table:table-cell office:value-type="string">
            <text:p>2.1206e-05</text:p>
          </table:table-cell>
        </table:table-row>
        <table:table-row table:style-name="ro1">
          <table:table-cell office:value-type="float" office:value="-0.048685">
            <text:p>-0.048685</text:p>
          </table:table-cell>
          <table:table-cell office:value-type="string">
            <text:p>9.0379e-06</text:p>
          </table:table-cell>
          <table:table-cell office:value-type="float" office:value="-0.12749">
            <text:p>-0.12749</text:p>
          </table:table-cell>
          <table:table-cell office:value-type="string">
            <text:p>1.1934e-05</text:p>
          </table:table-cell>
          <table:table-cell office:value-type="float" office:value="-0.84811">
            <text:p>-0.84811</text:p>
          </table:table-cell>
          <table:table-cell office:value-type="string">
            <text:p>2.2418e-05</text:p>
          </table:table-cell>
          <table:table-cell office:value-type="float" office:value="-0.048638">
            <text:p>-0.048638</text:p>
          </table:table-cell>
          <table:table-cell office:value-type="string">
            <text:p>7.1811e-06</text:p>
          </table:table-cell>
          <table:table-cell office:value-type="float" office:value="-0.12746">
            <text:p>-0.12746</text:p>
          </table:table-cell>
          <table:table-cell office:value-type="string">
            <text:p>1.1312e-05</text:p>
          </table:table-cell>
          <table:table-cell office:value-type="float" office:value="-0.84811">
            <text:p>-0.84811</text:p>
          </table:table-cell>
          <table:table-cell office:value-type="string">
            <text:p>2.2989e-05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-0.048664">
            <text:p>-0.048664</text:p>
          </table:table-cell>
          <table:table-cell table:formula="of:=[.A2] - [.G2]" office:value-type="float" office:value="-0.0000430000000000014">
            <text:p>-0.000043</text:p>
          </table:table-cell>
          <table:table-cell office:value-type="float" office:value="-0.12748">
            <text:p>-0.12748</text:p>
          </table:table-cell>
          <table:table-cell table:formula="of:=[.C2] - [.I2]" office:value-type="float" office:value="-0.000269999999999992">
            <text:p>-0.00027</text:p>
          </table:table-cell>
          <table:table-cell office:value-type="float" office:value="-0.84804">
            <text:p>-0.84804</text:p>
          </table:table-cell>
          <table:table-cell table:formula="of:=[.E2] - [.K2]" office:value-type="float" office:value="0.000169999999999892">
            <text:p>0.00017</text:p>
          </table:table-cell>
          <table:table-cell table:number-columns-repeated="6"/>
        </table:table-row>
        <table:table-row table:style-name="ro1">
          <table:table-cell office:value-type="float" office:value="-0.048684">
            <text:p>-0.048684</text:p>
          </table:table-cell>
          <table:table-cell table:formula="of:=[.A3] - [.G3]" office:value-type="float" office:value="-0.0000230000000000022">
            <text:p>-0.000023</text:p>
          </table:table-cell>
          <table:table-cell office:value-type="float" office:value="-0.12748">
            <text:p>-0.12748</text:p>
          </table:table-cell>
          <table:table-cell table:formula="of:=[.C3] - [.I3]" office:value-type="float" office:value="-0.000200000000000006">
            <text:p>-0.0002</text:p>
          </table:table-cell>
          <table:table-cell office:value-type="float" office:value="-0.84804">
            <text:p>-0.84804</text:p>
          </table:table-cell>
          <table:table-cell table:formula="of:=[.E3] - [.K3]" office:value-type="float" office:value="0.0000899999999999235">
            <text:p>0.00009</text:p>
          </table:table-cell>
          <table:table-cell table:number-columns-repeated="6"/>
        </table:table-row>
        <table:table-row table:style-name="ro1">
          <table:table-cell office:value-type="float" office:value="-0.048659">
            <text:p>-0.048659</text:p>
          </table:table-cell>
          <table:table-cell table:formula="of:=[.A4] - [.G4]" office:value-type="float" office:value="-0.0000469999999999984">
            <text:p>-0.000047</text:p>
          </table:table-cell>
          <table:table-cell office:value-type="float" office:value="-0.12747">
            <text:p>-0.12747</text:p>
          </table:table-cell>
          <table:table-cell table:formula="of:=[.C4] - [.I4]" office:value-type="float" office:value="-0.000170000000000003">
            <text:p>-0.00017</text:p>
          </table:table-cell>
          <table:table-cell office:value-type="float" office:value="-0.84805">
            <text:p>-0.84805</text:p>
          </table:table-cell>
          <table:table-cell table:formula="of:=[.E4] - [.K4]" office:value-type="float" office:value="0.0000500000000001055">
            <text:p>0.00005</text:p>
          </table:table-cell>
          <table:table-cell table:number-columns-repeated="6"/>
        </table:table-row>
        <table:table-row table:style-name="ro1">
          <table:table-cell office:value-type="float" office:value="-0.048672">
            <text:p>-0.048672</text:p>
          </table:table-cell>
          <table:table-cell table:formula="of:=[.A5] - [.G5]" office:value-type="float" office:value="-0.0000259999999999982">
            <text:p>-0.000026</text:p>
          </table:table-cell>
          <table:table-cell office:value-type="float" office:value="-0.12747">
            <text:p>-0.12747</text:p>
          </table:table-cell>
          <table:table-cell table:formula="of:=[.C5] - [.I5]" office:value-type="float" office:value="-0.000140000000000001">
            <text:p>-0.00014</text:p>
          </table:table-cell>
          <table:table-cell office:value-type="float" office:value="-0.84805">
            <text:p>-0.84805</text:p>
          </table:table-cell>
          <table:table-cell table:formula="of:=[.E5] - [.K5]" office:value-type="float" office:value="0.0000299999999999745">
            <text:p>0.00003</text:p>
          </table:table-cell>
          <table:table-cell table:number-columns-repeated="6"/>
        </table:table-row>
        <table:table-row table:style-name="ro1">
          <table:table-cell office:value-type="float" office:value="-0.04868">
            <text:p>-0.04868</text:p>
          </table:table-cell>
          <table:table-cell table:formula="of:=[.A6] - [.G6]" office:value-type="float" office:value="-0.0000169999999999962">
            <text:p>-0.000017</text:p>
          </table:table-cell>
          <table:table-cell office:value-type="float" office:value="-0.12747">
            <text:p>-0.12747</text:p>
          </table:table-cell>
          <table:table-cell table:formula="of:=[.C6] - [.I6]" office:value-type="float" office:value="-0.000109999999999999">
            <text:p>-0.00011</text:p>
          </table:table-cell>
          <table:table-cell office:value-type="float" office:value="-0.84806">
            <text:p>-0.84806</text:p>
          </table:table-cell>
          <table:table-cell table:formula="of:=[.E6] - [.K6]" office:value-type="float" office:value="0.0000299999999999745">
            <text:p>0.00003</text:p>
          </table:table-cell>
          <table:table-cell table:number-columns-repeated="6"/>
        </table:table-row>
        <table:table-row table:style-name="ro1">
          <table:table-cell office:value-type="float" office:value="-0.048661">
            <text:p>-0.048661</text:p>
          </table:table-cell>
          <table:table-cell table:formula="of:=[.A7] - [.G7]" office:value-type="float" office:value="-0.0000460000000000044">
            <text:p>-0.000046</text:p>
          </table:table-cell>
          <table:table-cell office:value-type="float" office:value="-0.12747">
            <text:p>-0.12747</text:p>
          </table:table-cell>
          <table:table-cell table:formula="of:=[.C7] - [.I7]" office:value-type="float" office:value="-0.0000900000000000067">
            <text:p>-0.00009</text:p>
          </table:table-cell>
          <table:table-cell office:value-type="float" office:value="-0.84806">
            <text:p>-0.84806</text:p>
          </table:table-cell>
          <table:table-cell table:formula="of:=[.E7] - [.K7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-0.048661">
            <text:p>-0.048661</text:p>
          </table:table-cell>
          <table:table-cell table:formula="of:=[.A8] - [.G8]" office:value-type="float" office:value="-0.0000199999999999992">
            <text:p>-0.00002</text:p>
          </table:table-cell>
          <table:table-cell office:value-type="float" office:value="-0.12746">
            <text:p>-0.12746</text:p>
          </table:table-cell>
          <table:table-cell table:formula="of:=[.C8] - [.I8]" office:value-type="float" office:value="-0.0000799999999999967">
            <text:p>-0.00008</text:p>
          </table:table-cell>
          <table:table-cell office:value-type="float" office:value="-0.84808">
            <text:p>-0.84808</text:p>
          </table:table-cell>
          <table:table-cell table:formula="of:=[.E8] - [.K8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-0.048654">
            <text:p>-0.048654</text:p>
          </table:table-cell>
          <table:table-cell table:formula="of:=[.A9] - [.G9]" office:value-type="float" office:value="-0.0000280000000000002">
            <text:p>-0.000028</text:p>
          </table:table-cell>
          <table:table-cell office:value-type="float" office:value="-0.12745">
            <text:p>-0.12745</text:p>
          </table:table-cell>
          <table:table-cell table:formula="of:=[.C9] - [.I9]" office:value-type="float" office:value="-0.0000900000000000067">
            <text:p>-0.00009</text:p>
          </table:table-cell>
          <table:table-cell office:value-type="float" office:value="-0.84809">
            <text:p>-0.84809</text:p>
          </table:table-cell>
          <table:table-cell table:formula="of:=[.E9] - [.K9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-0.048645">
            <text:p>-0.048645</text:p>
          </table:table-cell>
          <table:table-cell table:formula="of:=[.A10] - [.G10]" office:value-type="float" office:value="-0.0000229999999999952">
            <text:p>-0.000023</text:p>
          </table:table-cell>
          <table:table-cell office:value-type="float" office:value="-0.12746">
            <text:p>-0.12746</text:p>
          </table:table-cell>
          <table:table-cell table:formula="of:=[.C10] - [.I10]" office:value-type="float" office:value="-0.0000499999999999945">
            <text:p>-0.00005</text:p>
          </table:table-cell>
          <table:table-cell office:value-type="float" office:value="-0.8481">
            <text:p>-0.8481</text:p>
          </table:table-cell>
          <table:table-cell table:formula="of:=[.E10] - [.K10]"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-0.048638">
            <text:p>-0.048638</text:p>
          </table:table-cell>
          <table:table-cell table:formula="of:=[.A11] - [.G11]" office:value-type="float" office:value="-0.0000469999999999984">
            <text:p>-0.000047</text:p>
          </table:table-cell>
          <table:table-cell office:value-type="float" office:value="-0.12746">
            <text:p>-0.12746</text:p>
          </table:table-cell>
          <table:table-cell table:formula="of:=[.C11] - [.I11]" office:value-type="float" office:value="-0.0000300000000000022">
            <text:p>-0.00003</text:p>
          </table:table-cell>
          <table:table-cell office:value-type="float" office:value="-0.84811">
            <text:p>-0.84811</text:p>
          </table:table-cell>
          <table:table-cell table:formula="of:=[.E11] - [.K11]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formula="of:=STDEV([.A2:.A22]) * (1000)" office:value-type="float" office:value="0.0214196171767847">
            <text:p>0.0214196172</text:p>
          </table:table-cell>
          <table:table-cell table:formula="of:=AVERAGE([.B13:.B22]) * (1000)" office:value-type="float" office:value="-0.0319999999999994">
            <text:p>-0.032</text:p>
          </table:table-cell>
          <table:table-cell table:formula="of:=STDEV([.C2:.C22]) * (1000)" office:value-type="float" office:value="0.0844346524024085">
            <text:p>0.0844346524</text:p>
          </table:table-cell>
          <table:table-cell table:formula="of:=AVERAGE([.D13:.D22]) * (1000)" office:value-type="float" office:value="-0.123000000000001">
            <text:p>-0.123</text:p>
          </table:table-cell>
          <table:table-cell table:formula="of:=STDEV([.E2:.E22]) * (1000)" office:value-type="float" office:value="0.05799047108656">
            <text:p>0.0579904711</text:p>
          </table:table-cell>
          <table:table-cell table:formula="of:=AVERAGE([.F13:.F22]) * (1000)" office:value-type="float" office:value="0.036999999999987">
            <text:p>0.037</text:p>
          </table:table-cell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2">02/22/2017</text:date>, <text:time>16:2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3:55:03.71</meta:creation-date>
    <dc:date>2017-02-22T16:24:52.10</dc:date>
    <meta:editing-duration>PT42M53S</meta:editing-duration>
    <meta:editing-cycles>10</meta:editing-cycles>
    <meta:generator>OpenOffice/4.1.2$Win32 OpenOffice.org_project/412m3$Build-9782</meta:generator>
    <meta:document-statistic meta:table-count="3" meta:cell-count="594" meta:object-count="0"/>
  </office:meta>
</office:document-meta>
</file>